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6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18" office:value-type="string" calcext:value-type="string">
            <text:p>29-2</text:p>
          </table:table-cell>
          <table:table-cell table:style-name="ce18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4-29T14:31:05.372998306</dc:date>
    <meta:editing-duration>P1DT16H27M8S</meta:editing-duration>
    <meta:editing-cycles>295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